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34000008340EC62D95.jpg"/>
  <manifest:file-entry manifest:media-type="image/jpeg" manifest:full-path="Pictures/100000000000083400000834A3FA60B3.jpg"/>
  <manifest:file-entry manifest:media-type="image/jpeg" manifest:full-path="Pictures/100000000000083400000834D1E9B09F.jpg"/>
  <manifest:file-entry manifest:media-type="image/jpeg" manifest:full-path="Pictures/10000000000001A5000000D71B3CE81F.jpg"/>
  <manifest:file-entry manifest:media-type="image/jpeg" manifest:full-path="Pictures/100000000000083400000834CE384F76.jpg"/>
  <manifest:file-entry manifest:media-type="image/jpeg" manifest:full-path="Pictures/100000000000013300000090A375D3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Text_20_body">
      <style:text-properties fo:color="#000000" style:font-name="Arial" fo:font-size="10pt" style:font-name-asian="Courier New" style:font-size-asian="10pt" style:font-name-complex="Courier New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xtklassifikation</text:p>
      <text:p text:style-name="Text_20_body"/>
      <text:p text:style-name="P2"><draw:frame draw:style-name="fr3" draw:name="Grafik1" text:anchor-type="paragraph" svg:width="8.999cm" svg:height="8.999cm" draw:z-index="10"><draw:image xlink:href="Pictures/100000000000083400000834A3FA60B3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Grafik2" text:anchor-type="paragraph" svg:x="3.796cm" svg:y="-0.083cm" svg:width="8.999cm" svg:height="8.999cm" draw:z-index="11"><draw:image xlink:href="Pictures/1000000000000834000008340EC62D95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Grafik4" text:anchor-type="paragraph" svg:x="2.699cm" svg:y="0.198cm" svg:width="8.999cm" svg:height="8.999cm" draw:z-index="13"><draw:image xlink:href="Pictures/100000000000083400000834D1E9B09F.jpg" xlink:type="simple" xlink:show="embed" xlink:actuate="onLoad"/></draw:frame><draw:frame draw:style-name="fr1" draw:name="Grafik3" text:anchor-type="paragraph" svg:x="2.678cm" svg:y="10.513cm" svg:width="8.999cm" svg:height="8.999cm" draw:z-index="12"><draw:image xlink:href="Pictures/100000000000083400000834CE384F76.jp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5"><draw:image xlink:href="Pictures/10000000000001A5000000D71B3CE81F.jpg" xlink:type="simple" xlink:show="embed" xlink:actuate="onLoad"/></draw:frame><draw:frame draw:style-name="Mfr1" draw:name="Bild2" text:anchor-type="paragraph" svg:x="11.82cm" svg:y="-1.341cm" svg:width="5.096cm" svg:height="2.39cm" draw:z-index="7"><draw:image xlink:href="Pictures/100000000000013300000090A375D39A.jpg" xlink:type="simple" xlink:show="embed" xlink:actuate="onLoad"/></draw:frame></text:p>
      </style:header>
      <style:footer>
        <text:p text:style-name="MP1"><draw:frame text:anchor-type="paragraph" draw:z-index="1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3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2</text:page-count></text:p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1" draw:name="Grafik7" text:anchor-type="paragraph" svg:x="0.088cm" svg:y="-1.506cm" svg:width="4.717cm" svg:height="2.409cm" draw:z-index="0"><draw:image xlink:href="Pictures/10000000000001A5000000D71B3CE81F.jpg" xlink:type="simple" xlink:show="embed" xlink:actuate="onLoad"/></draw:frame><draw:frame draw:style-name="Mfr2" draw:name="Grafik8" text:anchor-type="paragraph" svg:y="-1.341cm" svg:width="5.096cm" svg:height="2.39cm" draw:z-index="0"><draw:image xlink:href="Pictures/100000000000013300000090A375D39A.jpg" xlink:type="simple" xlink:show="embed" xlink:actuate="onLoad"/></draw:frame></text:p>
      </style:header>
      <style:footer>
        <text:p text:style-name="MP1"><draw:frame text:anchor-type="paragraph" draw:z-index="8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9" draw:style-name="Mgr1" draw:text-style-name="MP2" svg:width="4.869cm" svg:height="1.347cm" svg:x="22.738cm" svg:y="-0.076cm"><draw:text-box><text:p><text:span text:style-name="MT1">Intelligente Systeme</text:span></text:p><text:p><text:span text:style-name="MT1">WS 2015/16</text:span></text:p></draw:text-box></draw:frame><text:page-number text:select-page="current"/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10M14S</meta:editing-duration>
    <meta:editing-cycles>70</meta:editing-cycles>
    <meta:generator>OpenOffice/4.1.1$Win32 OpenOffice.org_project/411m6$Build-9775</meta:generator>
    <dc:date>2016-01-12T09:51:32.70</dc:date>
    <meta:document-statistic meta:table-count="0" meta:image-count="8" meta:object-count="0" meta:page-count="2" meta:paragraph-count="3" meta:word-count="6" meta:character-count="32"/>
    <meta:user-defined meta:name="Info 1"/>
    <meta:user-defined meta:name="Info 2"/>
    <meta:user-defined meta:name="Info 3"/>
    <meta:user-defined meta:name="Info 4"/>
  </office:meta>
</office:document-meta>
</file>